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normal" officeooo:paragraph-rsid="0010fe60"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paragraph-rsid="0010fe60"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paragraph-rsid="0018e52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49454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59916" officeooo:paragraph-rsid="0010fe6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ae7f8" officeooo:paragraph-rsid="001ae7f8"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f09cc" officeooo:paragraph-rsid="001f09cc"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f09cc" officeooo:paragraph-rsid="001ecc13"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ecc13" officeooo:paragraph-rsid="001ecc13"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ecc13" officeooo:paragraph-rsid="00279d3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f09f3" officeooo:paragraph-rsid="001f09f3"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f09f3" officeooo:paragraph-rsid="00205846"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f09f3" officeooo:paragraph-rsid="00206373"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f09f3" officeooo:paragraph-rsid="00279d30"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f09f3" officeooo:paragraph-rsid="002c071f"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3043d" officeooo:paragraph-rsid="00206373"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06373" officeooo:paragraph-rsid="00206373"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e61a6" officeooo:paragraph-rsid="001e61a6"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e61a6" officeooo:paragraph-rsid="00388d96"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e61a6" officeooo:paragraph-rsid="0039ee6f"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e61a6" officeooo:paragraph-rsid="003e1dad"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10ac6" officeooo:paragraph-rsid="00279d30"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0c65a" officeooo:paragraph-rsid="00388d96" style:font-size-asian="10.5pt" style:font-weight-asian="normal" style:font-size-complex="12pt" style:font-weight-complex="normal"/>
    </style:style>
    <style:style style:name="P24" style:family="paragraph" style:parent-style-name="Standard">
      <style:paragraph-properties fo:text-align="center" style:justify-single-word="false"/>
      <style:text-properties fo:font-size="12pt" fo:font-weight="normal" officeooo:rsid="0020c65a" officeooo:paragraph-rsid="003c439f"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388d96" officeooo:paragraph-rsid="00388d96"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39ee6f" officeooo:paragraph-rsid="0039ee6f"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3c439f" officeooo:paragraph-rsid="003b4847"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3c439f" officeooo:paragraph-rsid="003c439f"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1f0a42" officeooo:paragraph-rsid="00388d96"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3e1dad" officeooo:paragraph-rsid="003e1dad"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1426b1" officeooo:paragraph-rsid="0010fe60"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15c936" officeooo:paragraph-rsid="0018e526"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15d449" officeooo:paragraph-rsid="0018e526"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3b4847" officeooo:paragraph-rsid="003b4847" style:font-size-asian="10.5pt" style:font-weight-asian="normal" style:font-size-complex="12pt" style:font-weight-complex="normal"/>
    </style:style>
    <style:style style:name="P35" style:family="paragraph" style:parent-style-name="Standard">
      <style:text-properties fo:font-size="12pt" fo:font-weight="normal" officeooo:rsid="0012d186" officeooo:paragraph-rsid="0012d186" style:font-size-asian="12pt" style:font-weight-asian="normal" style:font-size-complex="12pt" style:font-weight-complex="normal"/>
    </style:style>
    <style:style style:name="P36" style:family="paragraph" style:parent-style-name="Standard">
      <style:text-properties fo:font-size="12pt" fo:font-weight="normal" officeooo:rsid="000d91f1" officeooo:paragraph-rsid="000d91f1"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bold" officeooo:rsid="001cf2ce" officeooo:paragraph-rsid="001f09f3"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1cf2ce" officeooo:paragraph-rsid="00205846"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1cf2ce" officeooo:paragraph-rsid="00206373"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rsid="001cf2ce" officeooo:paragraph-rsid="00279d30"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fo:font-weight="bold" officeooo:rsid="001cf2ce" officeooo:paragraph-rsid="002c071f"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fo:font-weight="bold" officeooo:rsid="001cf2ce" officeooo:paragraph-rsid="0030d1c0"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fo:font-weight="bold" officeooo:rsid="001ecc13" officeooo:paragraph-rsid="001ecc13"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fo:font-weight="bold" officeooo:rsid="001e61a6" officeooo:paragraph-rsid="001e61a6"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fo:font-weight="bold" officeooo:paragraph-rsid="00206373"/>
    </style:style>
    <style:style style:name="P46" style:family="paragraph" style:parent-style-name="Standard">
      <style:paragraph-properties fo:text-align="start" style:justify-single-word="false"/>
      <style:text-properties fo:font-size="12pt" fo:font-weight="bold" officeooo:paragraph-rsid="0023043d"/>
    </style:style>
    <style:style style:name="P47" style:family="paragraph" style:parent-style-name="Standard">
      <style:paragraph-properties fo:text-align="start" style:justify-single-word="false"/>
      <style:text-properties fo:font-size="12pt" fo:font-style="normal" fo:font-weight="bold" officeooo:rsid="001cf2ce" officeooo:paragraph-rsid="001f09cc" style:font-size-asian="10.5pt" style:font-style-asian="normal" style:font-weight-asian="bold" style:font-size-complex="12pt" style:font-style-complex="normal" style:font-weight-complex="bold"/>
    </style:style>
    <style:style style:name="P48" style:family="paragraph" style:parent-style-name="Standard">
      <style:paragraph-properties fo:text-align="start" style:justify-single-word="false"/>
      <style:text-properties fo:font-size="12pt" fo:font-style="normal" fo:font-weight="bold" officeooo:rsid="001cf2ce" officeooo:paragraph-rsid="00279d30" style:font-size-asian="10.5pt" style:font-style-asian="normal" style:font-weight-asian="bold" style:font-size-complex="12pt" style:font-style-complex="normal" style:font-weight-complex="bold"/>
    </style:style>
    <style:style style:name="P49" style:family="paragraph" style:parent-style-name="Standard">
      <style:paragraph-properties fo:text-align="start" style:justify-single-word="false"/>
      <style:text-properties fo:font-size="12pt" fo:font-style="normal" fo:font-weight="normal" officeooo:rsid="00210ac6" officeooo:paragraph-rsid="00210ac6"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size="12pt" fo:font-style="normal" fo:font-weight="normal" officeooo:rsid="0023043d" officeooo:paragraph-rsid="0023043d"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normal" fo:font-weight="normal" officeooo:rsid="0030d1c0" officeooo:paragraph-rsid="0030d1c0"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fo:font-weight="normal" officeooo:rsid="0032c5e7" officeooo:paragraph-rsid="0032c5e7"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fo:font-weight="normal" officeooo:rsid="0039ee6f" officeooo:paragraph-rsid="00388d96"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font-style="normal" fo:font-weight="normal" officeooo:rsid="0039ee6f" officeooo:paragraph-rsid="0039ee6f"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normal" fo:font-weight="normal" officeooo:rsid="0039ee6f" officeooo:paragraph-rsid="003b4847"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center" style:justify-single-word="false"/>
      <style:text-properties fo:font-size="12pt" fo:font-style="normal" fo:font-weight="normal" officeooo:rsid="0039ee6f" officeooo:paragraph-rsid="00388d96"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fo:font-weight="normal" officeooo:rsid="00422446" officeooo:paragraph-rsid="00422446"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fo:font-weight="normal" officeooo:rsid="0042d1a8" officeooo:paragraph-rsid="0042d1a8"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center" style:justify-single-word="false"/>
      <style:text-properties fo:font-size="12pt" fo:font-style="normal" fo:font-weight="normal" officeooo:rsid="0042d1a8" officeooo:paragraph-rsid="0042d1a8"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center" style:justify-single-word="false"/>
      <style:text-properties fo:font-size="12pt" fo:font-style="normal" fo:font-weight="normal" officeooo:rsid="0042d1a8" officeooo:paragraph-rsid="004335f9"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fo:font-weight="normal" officeooo:rsid="00388d96" officeooo:paragraph-rsid="00388d96"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font-style="normal" fo:font-weight="normal" officeooo:rsid="004335f9" officeooo:paragraph-rsid="004335f9"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size="12pt" fo:font-style="normal" fo:font-weight="normal" officeooo:rsid="00440487" officeooo:paragraph-rsid="00440487"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size="12pt" fo:font-style="italic" fo:font-weight="normal" officeooo:rsid="001f09cc" officeooo:paragraph-rsid="001f09cc" style:font-size-asian="10.5pt" style:font-style-asian="italic" style:font-weight-asian="normal" style:font-size-complex="12pt" style:font-style-complex="italic" style:font-weight-complex="normal"/>
    </style:style>
    <style:style style:name="P65" style:family="paragraph" style:parent-style-name="Standard">
      <style:paragraph-properties fo:text-align="start" style:justify-single-word="false"/>
      <style:text-properties fo:font-size="12pt" fo:font-style="italic" fo:font-weight="normal" officeooo:rsid="00279d30" officeooo:paragraph-rsid="00279d30" style:font-size-asian="10.5pt" style:font-style-asian="italic" style:font-weight-asian="normal" style:font-size-complex="12pt" style:font-style-complex="italic" style:font-weight-complex="normal"/>
    </style:style>
    <style:style style:name="P66" style:family="paragraph" style:parent-style-name="Standard">
      <style:paragraph-properties fo:text-align="start" style:justify-single-word="false"/>
      <style:text-properties fo:font-size="12pt" fo:font-style="italic" fo:font-weight="normal" officeooo:rsid="002f69ab" officeooo:paragraph-rsid="002f69ab" style:font-size-asian="10.5pt" style:font-style-asian="italic" style:font-weight-asian="normal" style:font-size-complex="12pt" style:font-style-complex="italic" style:font-weight-complex="normal"/>
    </style:style>
    <style:style style:name="P67" style:family="paragraph" style:parent-style-name="Standard">
      <style:paragraph-properties fo:text-align="center" style:justify-single-word="false"/>
      <style:text-properties fo:font-size="12pt" fo:font-style="italic" fo:font-weight="normal" officeooo:rsid="001e61a6" officeooo:paragraph-rsid="001e61a6" style:font-size-asian="10.5pt" style:font-style-asian="italic" style:font-weight-asian="normal" style:font-size-complex="12pt" style:font-style-complex="italic" style:font-weight-complex="normal"/>
    </style:style>
    <style:style style:name="P68" style:family="paragraph" style:parent-style-name="Standard">
      <style:paragraph-properties fo:text-align="center" style:justify-single-word="false"/>
      <style:text-properties fo:font-size="12pt" fo:font-style="italic" fo:font-weight="normal" officeooo:rsid="001e61a6" officeooo:paragraph-rsid="00388d96" style:font-size-asian="10.5pt" style:font-style-asian="italic" style:font-weight-asian="normal" style:font-size-complex="12pt" style:font-style-complex="italic" style:font-weight-complex="normal"/>
    </style:style>
    <style:style style:name="P69" style:family="paragraph" style:parent-style-name="Standard">
      <style:paragraph-properties fo:text-align="center" style:justify-single-word="false"/>
      <style:text-properties fo:font-size="12pt" fo:font-style="italic" fo:font-weight="normal" officeooo:rsid="001e61a6" officeooo:paragraph-rsid="0039ee6f" style:font-size-asian="10.5pt" style:font-style-asian="italic" style:font-weight-asian="normal" style:font-size-complex="12pt" style:font-style-complex="italic" style:font-weight-complex="normal"/>
    </style:style>
    <style:style style:name="P70" style:family="paragraph" style:parent-style-name="Standard">
      <style:paragraph-properties fo:text-align="center" style:justify-single-word="false"/>
      <style:text-properties fo:font-size="12pt" fo:font-style="italic" fo:font-weight="normal" officeooo:rsid="001e61a6" officeooo:paragraph-rsid="004335f9" style:font-size-asian="10.5pt" style:font-style-asian="italic" style:font-weight-asian="normal" style:font-size-complex="12pt" style:font-style-complex="italic" style:font-weight-complex="normal"/>
    </style:style>
    <style:style style:name="P71" style:family="paragraph" style:parent-style-name="Standard">
      <style:paragraph-properties fo:text-align="center" style:justify-single-word="false"/>
      <style:text-properties fo:font-size="12pt" fo:font-style="italic" fo:font-weight="normal" officeooo:rsid="0020c65a" officeooo:paragraph-rsid="003c439f" style:font-size-asian="10.5pt" style:font-style-asian="italic" style:font-weight-asian="normal" style:font-size-complex="12pt" style:font-style-complex="italic" style:font-weight-complex="normal"/>
    </style:style>
    <style:style style:name="P72" style:family="paragraph" style:parent-style-name="Standard">
      <style:paragraph-properties fo:text-align="center" style:justify-single-word="false"/>
      <style:text-properties fo:font-size="12pt" fo:font-style="italic" fo:font-weight="normal" officeooo:rsid="0020c65a" officeooo:paragraph-rsid="00388d96" style:font-size-asian="10.5pt" style:font-style-asian="italic" style:font-weight-asian="normal" style:font-size-complex="12pt" style:font-style-complex="italic" style:font-weight-complex="normal"/>
    </style:style>
    <style:style style:name="P73" style:family="paragraph" style:parent-style-name="Standard">
      <style:paragraph-properties fo:text-align="center" style:justify-single-word="false"/>
      <style:text-properties fo:font-size="12pt" fo:font-style="italic" fo:font-weight="normal" officeooo:rsid="0040766e" officeooo:paragraph-rsid="001e61a6" style:font-size-asian="10.5pt" style:font-style-asian="italic" style:font-weight-asian="normal" style:font-size-complex="12pt" style:font-style-complex="italic" style:font-weight-complex="normal"/>
    </style:style>
    <style:style style:name="P74" style:family="paragraph" style:parent-style-name="Standard">
      <style:paragraph-properties fo:text-align="start" style:justify-single-word="false"/>
      <style:text-properties fo:font-size="12pt" fo:font-style="italic" fo:font-weight="normal" officeooo:rsid="00388d96" officeooo:paragraph-rsid="00388d96" style:font-size-asian="10.5pt" style:font-style-asian="italic" style:font-weight-asian="normal" style:font-size-complex="12pt" style:font-style-complex="italic" style:font-weight-complex="normal"/>
    </style:style>
    <style:style style:name="P75" style:family="paragraph" style:parent-style-name="Standard">
      <style:paragraph-properties fo:text-align="start" style:justify-single-word="false"/>
      <style:text-properties fo:font-size="12pt" fo:font-style="italic" fo:font-weight="normal" officeooo:rsid="0039ee6f" officeooo:paragraph-rsid="0039ee6f" style:font-size-asian="10.5pt" style:font-style-asian="italic" style:font-weight-asian="normal" style:font-size-complex="12pt" style:font-style-complex="italic" style:font-weight-complex="normal"/>
    </style:style>
    <style:style style:name="P76" style:family="paragraph" style:parent-style-name="Standard">
      <style:paragraph-properties fo:text-align="center" style:justify-single-word="false"/>
      <style:text-properties fo:font-size="12pt" fo:font-style="italic" fo:font-weight="normal" officeooo:rsid="0039ee6f" officeooo:paragraph-rsid="004335f9" style:font-size-asian="10.5pt" style:font-style-asian="italic" style:font-weight-asian="normal" style:font-size-complex="12pt" style:font-style-complex="italic" style:font-weight-complex="normal"/>
    </style:style>
    <style:style style:name="P77" style:family="paragraph" style:parent-style-name="Standard">
      <style:paragraph-properties fo:text-align="start" style:justify-single-word="false"/>
      <style:text-properties fo:font-size="12pt" fo:font-style="italic" fo:font-weight="normal" officeooo:rsid="00422446" officeooo:paragraph-rsid="00422446" style:font-size-asian="10.5pt" style:font-style-asian="italic" style:font-weight-asian="normal" style:font-size-complex="12pt" style:font-style-complex="italic" style:font-weight-complex="normal"/>
    </style:style>
    <style:style style:name="P78" style:family="paragraph" style:parent-style-name="Standard">
      <style:paragraph-properties fo:text-align="start" style:justify-single-word="false"/>
      <style:text-properties fo:font-size="12pt" fo:font-style="italic" fo:font-weight="normal" officeooo:rsid="0042d1a8" officeooo:paragraph-rsid="0042d1a8" style:font-size-asian="10.5pt" style:font-style-asian="italic" style:font-weight-asian="normal" style:font-size-complex="12pt" style:font-style-complex="italic" style:font-weight-complex="normal"/>
    </style:style>
    <style:style style:name="P79" style:family="paragraph" style:parent-style-name="Standard">
      <style:paragraph-properties fo:text-align="center" style:justify-single-word="false"/>
      <style:text-properties fo:font-size="12pt" fo:font-style="italic" fo:font-weight="normal" officeooo:rsid="0042d1a8" officeooo:paragraph-rsid="004335f9" style:font-size-asian="10.5pt" style:font-style-asian="italic" style:font-weight-asian="normal" style:font-size-complex="12pt" style:font-style-complex="italic" style:font-weight-complex="normal"/>
    </style:style>
    <style:style style:name="P80" style:family="paragraph" style:parent-style-name="Standard">
      <style:paragraph-properties fo:text-align="start" style:justify-single-word="false"/>
      <style:text-properties fo:font-size="12pt" fo:font-style="italic" fo:font-weight="normal" officeooo:rsid="004335f9" officeooo:paragraph-rsid="004335f9" style:font-size-asian="10.5pt" style:font-style-asian="italic" style:font-weight-asian="normal" style:font-size-complex="12pt" style:font-style-complex="italic" style:font-weight-complex="normal"/>
    </style:style>
    <style:style style:name="P81" style:family="paragraph" style:parent-style-name="Standard">
      <style:paragraph-properties fo:text-align="start" style:justify-single-word="false"/>
      <style:text-properties fo:font-size="12pt" fo:font-style="italic" fo:font-weight="bold" officeooo:rsid="001cf2ce" officeooo:paragraph-rsid="002f69ab" style:font-size-asian="10.5pt" style:font-style-asian="italic" style:font-weight-asian="bold" style:font-size-complex="12pt" style:font-style-complex="italic" style:font-weight-complex="bold"/>
    </style:style>
    <style:style style:name="P82" style:family="paragraph" style:parent-style-name="Standard">
      <style:paragraph-properties fo:text-align="start" style:justify-single-word="false"/>
      <style:text-properties fo:font-size="12pt" fo:font-style="italic" fo:font-weight="bold" officeooo:rsid="001cf2ce" officeooo:paragraph-rsid="0030d1c0" style:font-size-asian="10.5pt" style:font-style-asian="italic" style:font-weight-asian="bold" style:font-size-complex="12pt" style:font-style-complex="italic" style:font-weight-complex="bold"/>
    </style:style>
    <style:style style:name="P83" style:family="paragraph" style:parent-style-name="Standard">
      <style:paragraph-properties fo:text-align="start" style:justify-single-word="false"/>
      <style:text-properties fo:font-size="12pt" fo:font-style="italic" fo:font-weight="bold" officeooo:rsid="001cf2ce" officeooo:paragraph-rsid="0030d35b" style:font-size-asian="10.5pt" style:font-style-asian="italic" style:font-weight-asian="bold" style:font-size-complex="12pt" style:font-style-complex="italic" style:font-weight-complex="bold"/>
    </style:style>
    <style:style style:name="P84" style:family="paragraph" style:parent-style-name="Standard">
      <style:paragraph-properties fo:text-align="start" style:justify-single-word="false"/>
      <style:text-properties fo:font-size="12pt" fo:font-style="italic" fo:font-weight="bold" officeooo:rsid="001cf2ce" officeooo:paragraph-rsid="0032c5e7" style:font-size-asian="10.5pt" style:font-style-asian="italic" style:font-weight-asian="bold" style:font-size-complex="12pt" style:font-style-complex="italic" style:font-weight-complex="bold"/>
    </style:style>
    <style:style style:name="P85" style:family="paragraph" style:parent-style-name="Standard">
      <style:text-properties fo:font-size="14pt" fo:font-weight="bold" officeooo:rsid="000d91f1" officeooo:paragraph-rsid="000d91f1" style:font-size-asian="12.25pt" style:font-weight-asian="bold" style:font-size-complex="14pt" style:font-weight-complex="bold"/>
    </style:style>
    <style:style style:name="P86" style:family="paragraph" style:parent-style-name="Standard">
      <style:text-properties fo:font-size="14pt" fo:font-weight="bold" officeooo:paragraph-rsid="000d91f1" style:font-size-asian="14pt" style:font-weight-asian="bold" style:font-size-complex="14pt" style:font-weight-complex="bold"/>
    </style:style>
    <style:style style:name="P87" style:family="paragraph" style:parent-style-name="Standard">
      <style:paragraph-properties fo:text-align="start" style:justify-single-word="false"/>
      <style:text-properties fo:font-size="14pt" fo:font-weight="bold" officeooo:paragraph-rsid="001cf2ce" style:font-size-asian="14pt" style:font-weight-asian="bold" style:font-size-complex="14pt" style:font-weight-complex="bold"/>
    </style:style>
    <style:style style:name="P88" style:family="paragraph" style:parent-style-name="Standard">
      <style:paragraph-properties fo:text-align="start" style:justify-single-word="false"/>
      <style:text-properties fo:font-size="14pt" fo:font-weight="bold" officeooo:paragraph-rsid="00476f35" style:font-size-asian="14pt" style:font-weight-asian="bold" style:font-size-complex="14pt" style:font-weight-complex="bold"/>
    </style:style>
    <style:style style:name="P89" style:family="paragraph" style:parent-style-name="Footnote">
      <style:text-properties officeooo:rsid="0012d186" officeooo:paragraph-rsid="0012d186"/>
    </style:style>
    <style:style style:name="P90" style:family="paragraph" style:parent-style-name="Footnote">
      <style:text-properties officeooo:rsid="0039ee6f" officeooo:paragraph-rsid="0037d1ae"/>
    </style:style>
    <style:style style:name="P91" style:family="paragraph" style:parent-style-name="Footnote">
      <style:text-properties officeooo:rsid="0039ee6f" officeooo:paragraph-rsid="0039ee6f"/>
    </style:style>
    <style:style style:name="P92" style:family="paragraph" style:parent-style-name="Footnote">
      <style:text-properties officeooo:rsid="00388d96" officeooo:paragraph-rsid="00388d96"/>
    </style:style>
    <style:style style:name="P93" style:family="paragraph" style:parent-style-name="Standard">
      <style:paragraph-properties fo:text-align="center" style:justify-single-word="false"/>
      <style:text-properties fo:font-size="18pt" fo:font-weight="bold" officeooo:rsid="00463156" officeooo:paragraph-rsid="00463156" style:font-size-asian="15.75pt" style:font-weight-asian="bold" style:font-size-complex="18pt" style:font-weight-complex="bold"/>
    </style:style>
    <style:style style:name="P94" style:family="paragraph" style:parent-style-name="Standard">
      <style:paragraph-properties fo:text-align="center" style:justify-single-word="false"/>
      <style:text-properties fo:font-size="14pt" fo:font-weight="normal" officeooo:rsid="00463156" officeooo:paragraph-rsid="00463156" style:font-size-asian="14pt" style:font-weight-asian="normal" style:font-size-complex="14pt" style:font-weight-complex="normal"/>
    </style:style>
    <style:style style:name="P95" style:family="paragraph" style:parent-style-name="Standard">
      <style:paragraph-properties fo:text-align="start" style:justify-single-word="false"/>
      <style:text-properties fo:font-size="12pt" fo:font-weight="bold" officeooo:rsid="00476f35" officeooo:paragraph-rsid="00476f35" style:font-size-asian="10.5pt" style:font-weight-asian="bold" style:font-size-complex="12pt" style:font-weight-complex="bold"/>
    </style:style>
    <style:style style:name="P96" style:family="paragraph" style:parent-style-name="Standard">
      <style:paragraph-properties fo:text-align="start" style:justify-single-word="false"/>
      <style:text-properties fo:font-size="12pt" fo:font-weight="normal" officeooo:rsid="004d335c" officeooo:paragraph-rsid="004d335c"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fo:font-weight="normal" officeooo:rsid="004b3c07" officeooo:paragraph-rsid="0049454b"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fo:font-weight="normal" officeooo:rsid="004ec815" officeooo:paragraph-rsid="004ec815"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fo:font-weight="normal" officeooo:paragraph-rsid="004fb96c"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fo:font-style="normal" fo:font-weight="normal" officeooo:rsid="004ec815" officeooo:paragraph-rsid="004ec815" style:font-size-asian="10.5pt" style:font-style-asian="normal" style:font-weight-asian="normal" style:font-size-complex="12pt" style:font-style-complex="normal" style:font-weight-complex="normal"/>
    </style:style>
    <style:style style:name="T1" style:family="text">
      <style:text-properties officeooo:rsid="0010fe60"/>
    </style:style>
    <style:style style:name="T2" style:family="text">
      <style:text-properties officeooo:rsid="00116a89"/>
    </style:style>
    <style:style style:name="T3" style:family="text">
      <style:text-properties officeooo:rsid="0010fe60" style:font-size-asian="12pt"/>
    </style:style>
    <style:style style:name="T4" style:family="text">
      <style:text-properties officeooo:rsid="0015c936"/>
    </style:style>
    <style:style style:name="T5" style:family="text">
      <style:text-properties officeooo:rsid="00162123"/>
    </style:style>
    <style:style style:name="T6" style:family="text">
      <style:text-properties officeooo:rsid="00174678"/>
    </style:style>
    <style:style style:name="T7" style:family="text">
      <style:text-properties fo:font-weight="normal" officeooo:rsid="001f09cc" style:font-weight-asian="normal" style:font-weight-complex="normal"/>
    </style:style>
    <style:style style:name="T8" style:family="text">
      <style:text-properties fo:font-weight="normal" officeooo:rsid="001f09f3" style:font-weight-asian="normal" style:font-weight-complex="normal"/>
    </style:style>
    <style:style style:name="T9" style:family="text">
      <style:text-properties fo:font-weight="normal" officeooo:rsid="00205846" style:font-weight-asian="normal" style:font-weight-complex="normal"/>
    </style:style>
    <style:style style:name="T10" style:family="text">
      <style:text-properties fo:font-weight="normal" officeooo:rsid="00206373" style:font-weight-asian="normal" style:font-weight-complex="normal"/>
    </style:style>
    <style:style style:name="T11" style:family="text">
      <style:text-properties fo:font-weight="normal" officeooo:rsid="00210ac6" style:font-weight-asian="normal" style:font-weight-complex="normal"/>
    </style:style>
    <style:style style:name="T12" style:family="text">
      <style:text-properties fo:font-weight="normal" officeooo:rsid="0023043d" style:font-weight-asian="normal" style:font-weight-complex="normal"/>
    </style:style>
    <style:style style:name="T13" style:family="text">
      <style:text-properties fo:font-weight="normal" officeooo:rsid="00290e99" style:font-weight-asian="normal" style:font-weight-complex="normal"/>
    </style:style>
    <style:style style:name="T14" style:family="text">
      <style:text-properties fo:font-weight="normal" officeooo:rsid="002a9afe" style:font-weight-asian="normal" style:font-weight-complex="normal"/>
    </style:style>
    <style:style style:name="T15" style:family="text">
      <style:text-properties fo:font-weight="normal" officeooo:rsid="002c071f" style:font-weight-asian="normal" style:font-weight-complex="normal"/>
    </style:style>
    <style:style style:name="T16" style:family="text">
      <style:text-properties fo:font-weight="normal" officeooo:rsid="002df95b" style:font-weight-asian="normal" style:font-weight-complex="normal"/>
    </style:style>
    <style:style style:name="T17" style:family="text">
      <style:text-properties fo:font-weight="normal" officeooo:rsid="002f69ab" style:font-weight-asian="normal" style:font-weight-complex="normal"/>
    </style:style>
    <style:style style:name="T18" style:family="text">
      <style:text-properties fo:font-weight="normal" officeooo:rsid="0030d1c0" style:font-weight-asian="normal" style:font-weight-complex="normal"/>
    </style:style>
    <style:style style:name="T19" style:family="text">
      <style:text-properties fo:font-weight="normal" officeooo:rsid="0030d35b" style:font-weight-asian="normal" style:font-weight-complex="normal"/>
    </style:style>
    <style:style style:name="T20" style:family="text">
      <style:text-properties fo:font-weight="normal" officeooo:rsid="001f09f3" style:font-size-asian="10.5pt" style:font-weight-asian="normal" style:font-size-complex="12pt" style:font-weight-complex="normal"/>
    </style:style>
    <style:style style:name="T21" style:family="text">
      <style:text-properties fo:font-weight="normal" officeooo:rsid="00206373" style:font-size-asian="10.5pt" style:font-weight-asian="normal" style:font-size-complex="12pt" style:font-weight-complex="normal"/>
    </style:style>
    <style:style style:name="T22" style:family="text">
      <style:text-properties fo:font-weight="normal" officeooo:rsid="0023043d" style:font-size-asian="10.5pt" style:font-weight-asian="normal" style:font-size-complex="12pt" style:font-weight-complex="normal"/>
    </style:style>
    <style:style style:name="T23" style:family="text">
      <style:text-properties fo:font-weight="normal" officeooo:rsid="002528be" style:font-size-asian="10.5pt" style:font-weight-asian="normal" style:font-size-complex="12pt" style:font-weight-complex="normal"/>
    </style:style>
    <style:style style:name="T24" style:family="text">
      <style:text-properties officeooo:rsid="001f09f3"/>
    </style:style>
    <style:style style:name="T25" style:family="text">
      <style:text-properties officeooo:rsid="00206373"/>
    </style:style>
    <style:style style:name="T26" style:family="text">
      <style:text-properties fo:font-style="normal" fo:font-weight="normal" officeooo:rsid="0023043d" style:font-size-asian="10.5pt" style:font-style-asian="normal" style:font-weight-asian="normal" style:font-size-complex="12pt" style:font-style-complex="normal" style:font-weight-complex="normal"/>
    </style:style>
    <style:style style:name="T27" style:family="text">
      <style:text-properties fo:font-style="normal" fo:font-weight="normal" officeooo:rsid="002f69ab" style:font-style-asian="normal" style:font-weight-asian="normal" style:font-style-complex="normal" style:font-weight-complex="normal"/>
    </style:style>
    <style:style style:name="T28" style:family="text">
      <style:text-properties fo:font-style="normal" fo:font-weight="normal" officeooo:rsid="0030d1c0" style:font-style-asian="normal" style:font-weight-asian="normal" style:font-style-complex="normal" style:font-weight-complex="normal"/>
    </style:style>
    <style:style style:name="T29" style:family="text">
      <style:text-properties fo:font-style="normal" fo:font-weight="normal" officeooo:rsid="0030d35b" style:font-style-asian="normal" style:font-weight-asian="normal" style:font-style-complex="normal" style:font-weight-complex="normal"/>
    </style:style>
    <style:style style:name="T30" style:family="text">
      <style:text-properties fo:font-style="normal" fo:font-weight="normal" officeooo:rsid="0032c5e7" style:font-style-asian="normal" style:font-weight-asian="normal" style:font-style-complex="normal" style:font-weight-complex="normal"/>
    </style:style>
    <style:style style:name="T31" style:family="text">
      <style:text-properties fo:font-style="normal" fo:font-weight="normal" officeooo:rsid="00358c32" style:font-style-asian="normal" style:font-weight-asian="normal" style:font-style-complex="normal" style:font-weight-complex="normal"/>
    </style:style>
    <style:style style:name="T32" style:family="text">
      <style:text-properties fo:font-style="normal" style:font-style-asian="normal" style:font-style-complex="normal"/>
    </style:style>
    <style:style style:name="T33" style:family="text">
      <style:text-properties fo:font-style="normal" officeooo:rsid="0039ee6f" style:font-style-asian="normal" style:font-style-complex="normal"/>
    </style:style>
    <style:style style:name="T34" style:family="text">
      <style:text-properties fo:font-style="normal" officeooo:rsid="003c439f" style:font-style-asian="normal" style:font-style-complex="normal"/>
    </style:style>
    <style:style style:name="T35" style:family="text">
      <style:text-properties fo:font-style="normal" officeooo:rsid="003e1dad" style:font-style-asian="normal" style:font-style-complex="normal"/>
    </style:style>
    <style:style style:name="T36" style:family="text">
      <style:text-properties fo:font-style="normal" officeooo:rsid="0042d1a8" style:font-style-asian="normal" style:font-style-complex="normal"/>
    </style:style>
    <style:style style:name="T37" style:family="text">
      <style:text-properties fo:font-style="normal" officeooo:rsid="00476f35" style:font-style-asian="normal" style:font-style-complex="normal"/>
    </style:style>
    <style:style style:name="T38" style:family="text">
      <style:text-properties fo:font-style="italic" fo:font-weight="normal" officeooo:rsid="001f09f3" style:font-style-asian="italic" style:font-weight-asian="normal" style:font-style-complex="italic" style:font-weight-complex="normal"/>
    </style:style>
    <style:style style:name="T39" style:family="text">
      <style:text-properties fo:font-style="italic" fo:font-weight="normal" officeooo:rsid="001f09f3" style:font-size-asian="10.5pt" style:font-style-asian="italic" style:font-weight-asian="normal" style:font-size-complex="12pt" style:font-style-complex="italic" style:font-weight-complex="normal"/>
    </style:style>
    <style:style style:name="T40" style:family="text">
      <style:text-properties fo:font-style="italic" fo:font-weight="normal" officeooo:rsid="00206373" style:font-size-asian="10.5pt" style:font-style-asian="italic" style:font-weight-asian="normal" style:font-size-complex="12pt" style:font-style-complex="italic" style:font-weight-complex="normal"/>
    </style:style>
    <style:style style:name="T41" style:family="text">
      <style:text-properties fo:font-style="italic" officeooo:rsid="003c439f" style:font-style-asian="italic" style:font-style-complex="italic"/>
    </style:style>
    <style:style style:name="T42" style:family="text">
      <style:text-properties officeooo:rsid="002528be"/>
    </style:style>
    <style:style style:name="T43" style:family="text">
      <style:text-properties officeooo:rsid="00388d96"/>
    </style:style>
    <style:style style:name="T44" style:family="text">
      <style:text-properties officeooo:rsid="0039ee6f"/>
    </style:style>
    <style:style style:name="T45" style:family="text">
      <style:text-properties officeooo:rsid="003c439f"/>
    </style:style>
    <style:style style:name="T46" style:family="text">
      <style:text-properties officeooo:rsid="003e1dad"/>
    </style:style>
    <style:style style:name="T47" style:family="text">
      <style:text-properties officeooo:rsid="00422446"/>
    </style:style>
    <style:style style:name="T48" style:family="text">
      <style:text-properties officeooo:rsid="0042d1a8"/>
    </style:style>
    <style:style style:name="T49" style:family="text">
      <style:text-properties officeooo:rsid="000d91f1"/>
    </style:style>
    <style:style style:name="T50" style:family="text">
      <style:text-properties officeooo:rsid="001cf2ce"/>
    </style:style>
    <style:style style:name="T51" style:family="text">
      <style:text-properties officeooo:rsid="00476f35"/>
    </style:style>
    <style:style style:name="T52" style:family="text">
      <style:text-properties officeooo:rsid="0049454b"/>
    </style:style>
    <style:style style:name="T53" style:family="text">
      <style:text-properties officeooo:rsid="004b3c07"/>
    </style:style>
    <style:style style:name="T54" style:family="text">
      <style:text-properties officeooo:rsid="004d335c"/>
    </style:style>
    <style:style style:name="T55" style:family="text">
      <style:text-properties officeooo:rsid="004fb96c"/>
    </style:style>
    <style:style style:name="T56" style:family="text">
      <style:text-properties officeooo:rsid="005186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intDes obligatorisk opgave 4</text:p>
      <text:p text:style-name="P94">af Morten Jensen og Mathias Høier</text:p>
      <text:p text:style-name="P85"/>
      <text:p text:style-name="P86"><text:span text:style-name="T49">4.1 </text:span>Relevante Evalueringsmetoder </text:p>
      <text:p text:style-name="P35">I vores brugerundersøgelse<text:note text:id="ftn1" text:note-class="footnote"><text:note-citation>1</text:note-citation><text:note-body><text:p text:style-name="P90">Se sektion 1.2 i obligatorisk opgave 2 i faget Interaktionsdesign</text:p></text:note-body></text:note> fandt vi frem til, at det var vigtigt, at vores design er nemt og hurtigt at bruge, at efficiency og learnability er vigtige user experience goals, og at motiavtion, <text:span text:style-name="T6">hjælpsomhed og nemhed</text:span> er et vigtig user experience goal. Det er derfor vigtigt i evalueringerne at forsøge at afdække, om designet opfylder disse krav, <text:span text:style-name="T4">og at evalueringerne er formative frem for summative, da vi stadig befinder os i en designfase.</text:span></text:p>
      <text:p text:style-name="P36"/>
      <text:p text:style-name="P1"><text:span text:style-name="T3">M</text:span><text:span text:style-name="T1">an kunne starte med at lave nogle analytiske evalueringer i form af inspektioner, herunder vil vi forslå, at man enten laver en heuristisk evaluering eller cognitive walkthrough. Disse metoder kræver ikke brugere eller specielle faciliteter og er derfor hurtige og forholdsvis billige at lave. Ved at bruge dem, kan man derfor hurtigt evaluere og få en idé om, hvilke hovedproblemer designet har.</text:span></text:p>
      <text:p text:style-name="P2"><text:span text:style-name="T2"><text:s text:c="3"/>Hvis man laver en heuristisk evaluering, er det oplagt at benytte Budd's heuristik</text:span><text:span text:style-name="T2"><text:note text:id="ftn2" text:note-class="footnote"><text:note-citation>2</text:note-citation><text:note-body><text:p text:style-name="P89">Se f.eks. boks 15.1, side 508-509 i Interaction Design af Rogers, Sharp og Preece</text:p></text:note-body></text:note></text:span><text:span text:style-name="T2">, eller en anden heuristik henvendt webapplikationer, da vores produkt netop er en webapplikation. Ved denne form for evaluering får man en userbility ekspert til at rollespille en brugers brug af produktet, og her vil det i forhold til vores high-fidelity prototype særligt være relevant at rollespille en bruger, der skal sætte layout på sin side med henblik på, hvor nemt og hurtigt det er. Dette skyldes, at opsætningen af siden er en meget stor del af dette løsningsforslag, og at løsningen kun har høj learnability, er nem og hurtig at komme i gang med, hvis denne opsætning er det. Antallet af eksperter, man bør benytte, er en opvejning af midler og kvalitet, så det er svært at vurdere uden større specifikation af vores hypotetiske virkelighed. Det kan dog nævnes, at hvis dette var et reelt erhvervsprojekt, så vil det at have lavet den første high-fidelity prototype nok stadig anses som tidligt i projektet, og derfor tale for, at man ikke behøver så mange eksperter.</text:span></text:p>
      <text:p text:style-name="P31"><text:s text:c="3"/>En cognitive walkthrough beskriver i en step by step form, hvordan en opgave bliver udført, og vurdere, om brugeren ved og kan se, hav han/hun skal gøre, og om brugen kan se feedback på, om det er gået godt. Her er det også oplaget, at vælge at fokusere på opgaven at sætte en side op. Her vil man i nogen grad fokusere mere på visibility, om brugerne kan se, hvad han/hun skal gøre, og på <text:s/>specifikke bruger problemer end ved en heuristisk evaluering, men måske mindre på selve oplevelsen.</text:p>
      <text:p text:style-name="P5"/>
      <text:p text:style-name="P32">Når man evaluere er det selvfølgelig også vigtigt at evaluere med nogle brugere. Da det er meningen, at brugeren kun behøver at bruge vores produkt kort tid ad gangen og ikke særlig ofte, mener vi ikke, at et feltstudie er den mest optimale form for evaluering, men forslår i stedet at man laver userbility testing i stedet. Da man hovedsageligt kun skal gøre to ting, sætte layout på sin side og bruge siden til at danne sig et overblik over sit forbrug, med vores produkt, kan man nemt lave et par opgaver, som under rimelig kontrollerede forhold skal teste, hvor godt, nemt og hurtigt brugeren kan dette. </text:p>
      <text:p text:style-name="P33"><text:s text:c="3"/>Man kunne f.eks. lave et layout, og bede brugeren om at sætte siden op, så den matcher( ved at bede alle brugerne om at lave det samme layout, får man data, der er nemmere at sammenligne) eller man kunne bede dem om, at sætte en side op, med de information og det layout, de selv ville fortrække( disse data vil være sværere at sammenligne, men kunne måske give et indblik i, hvilke elementer, der blev brugt hyppigst, og hvilke der var overflødige). Med hensyn til spørgsmålet om, hvor hurtigt brugeren kan danne sig et overblik over deres forbrug ved at bruge løsningen, kunne man bede dem om, at finde bestemte oplysninger ved brug af siden ( her formodes det, at sidens opsætning spiller ind, så man bør overveje nøje, om alle skal bruge det samme layout eller deres eget layout). Dette kræver dog, at man får videreudviklet prototypen, så den rent faktisk indeholder nogle data, man kan spørge brugen om at finde. Ved at analysere dette kan man finde ud af, hvor <text:soft-page-break/>hurtig og nemt brugerne kan sætte en side op og bruge hjemmesiden, og hvor hjælpsom den er til at finde nogle konkrete oplysninger, dermed får man informationer om løsningens efficiency, learnability samt nemhed og hjælpsomhed.</text:p>
      <text:p text:style-name="P3"><text:span text:style-name="T5"><text:s text:c="3"/>Derudover kan man afslutte med nogle korte interviews eller spørgeskemaer for at få et mere </text:span><text:span text:style-name="T5">dybdegående indblik i selve brugsoplevelsen, så man kan få uddybet om løsningen er motiverende, og om den også føles hjælpsom og nem at bruge. Det kunne også være interessant at spørge, om brugerne finder den utility, som det at kunne sætte sin egen side op giver, brugbart eller blot tidskrævende og irriterende.</text:span></text:p>
      <text:p text:style-name="P6"><text:s text:c="3"/>Hvis man lige fik udvidet vores high-fidelity prototype med en standard- og udvidet-template, så ville det også være meget relevant at teste, om disse var nemme at bruge til at få de ønskede informationer, om brugerne syntes, at de var flotte/gode/hjælpsomme, om noget burde laves om ved dem og hvor mange brugere, der ville benytte dem.</text:p>
      <text:p text:style-name="P6"/>
      <text:p text:style-name="P7">Til sidst bør det nævnes at det at designe et produkt er en iterativ process, så man vil efterfølgende lave nye prototyper, og disse også skal selvfølgelig også evalueres. Hvilke metoder, de bedst egner sig til at evaluere dem, afhænger af prototypen, så det kan vi ikke beskrive nærmere her. </text:p>
      <text:p text:style-name="P6"/>
      <text:p text:style-name="P6"/>
      <text:p text:style-name="P87"><text:span text:style-name="T50">4.2 </text:span>Evaluering </text:p>
      <text:p text:style-name="P43">Cognitive Walkthrough</text:p>
      <text:p text:style-name="P9">Vi har valgt at lave 2 cognitive walkthroughs, en om opgaven at tilmelde/afmelde sin email og en om at sætte layouttet på sin side. Vi har valgt denne evalueringsmetode, da den giver en detaljerig evaluering af de specifikke opgaver, og da brugen af vores løsning hovedsageligt består af at udføre de to opgaver( eller i hvert fald det vi kan teste med den nuværende prototype, i den endelige løsning bør man også kunne logge ind og ud samt få oplysninger om sit elforbrug), får vi således en detaljeret evaluering af vores prototype. At en cognitive walkthrough nok er mere tidskrævende end en heuristisk evaluering betyder ikke det store i denne sammenhæng pga. vores prototypes begrænsede størrelse/kompleksitet.</text:p>
      <text:p text:style-name="P8"/>
      <text:p text:style-name="P64">Tilmelde/afmelde email</text:p>
      <text:p text:style-name="P49">Her har vi kun lavet en for at tilmelde en ugentlig email. Om man vælger at få en ugentlig, månedlig eller daglig email ændre ikke på kompleksiteten af opgaven. At afmelde sin email igen følger meget det samme mønster som at tilmelde en, trin 2 er dog simplere, da man blot skal klikke ”slet email.” </text:p>
      <text:p text:style-name="P64"/>
      <text:p text:style-name="P47"><text:span text:style-name="T24">Opgave: </text:span><text:span text:style-name="T9">Ti</text:span><text:span text:style-name="T7">lmelde sig en </text:span><text:span text:style-name="T9">ugent</text:span><text:span text:style-name="T7">lig email</text:span></text:p>
      <text:p text:style-name="P47"><text:span text:style-name="T24">Typisk bruger: </text:span><text:span text:style-name="T8">Unge i alderen 18-28. De benytter typisk internettet jævnligt.</text:span></text:p>
      <text:p text:style-name="P9"/>
      <text:p text:style-name="P37"><text:span text:style-name="T24">Trin 1. </text:span><text:span text:style-name="T8">Klikke på ”</text:span><text:span text:style-name="T13">E</text:span><text:span text:style-name="T8">mailopsætning” i menuen.</text:span></text:p>
      <text:p text:style-name="P37"><text:span text:style-name="T38">Spørgsmål:</text:span><text:span text:style-name="T8"> Vil brugern</text:span><text:span text:style-name="T10">e</text:span><text:span text:style-name="T8"> vide, hvad </text:span><text:span text:style-name="T10">de</text:span><text:span text:style-name="T8"> skal gøre?</text:span></text:p>
      <text:p text:style-name="P37"><text:span text:style-name="T38">Svar:</text:span><text:span text:style-name="T8"> </text:span><text:span text:style-name="T11">Ja, brugerne ved, at de </text:span><text:span text:style-name="T14">nok </text:span><text:span text:style-name="T11">skal ind på en underside/</text:span><text:span text:style-name="T15">undermenu</text:span><text:span text:style-name="T11"> for at tilmelde sin mail</text:span></text:p>
      <text:p text:style-name="P11"/>
      <text:p text:style-name="P37"><text:span text:style-name="T38">Spørgsmål:</text:span><text:span text:style-name="T8"> Vil bruger</text:span><text:span text:style-name="T10">ne</text:span><text:span text:style-name="T8"> se, hvordan det skal gøres?</text:span></text:p>
      <text:p text:style-name="P37"><text:span text:style-name="T38">Svar:</text:span><text:span text:style-name="T8"> </text:span><text:span text:style-name="T11">Ja, brugerne har set menuer før og knappen ”</text:span><text:span text:style-name="T13">E</text:span><text:span text:style-name="T11">mailopsætning” markerer tydeligt det rette valg. <text:s/></text:span></text:p>
      <text:p text:style-name="P11"/>
      <text:p text:style-name="P37"><text:span text:style-name="T38">Spørgsmål:</text:span><text:span text:style-name="T8"> Vil bruger</text:span><text:span text:style-name="T10">ne</text:span><text:span text:style-name="T8"> på baggrund af feedback forstå, om handlingen var korrekt eller ej?</text:span></text:p>
      <text:p text:style-name="P37"><text:span text:style-name="T38">Svar: </text:span><text:span text:style-name="T11">Ja, en undermenu, der tydeligt har noget med emails at gøre, dukker op. At der står ”test” længst ude til højre virker dog </text:span><text:span text:style-name="T13">mærkeligt.</text:span></text:p>
      <text:p text:style-name="P11"/>
      <text:p text:style-name="P38"><text:span text:style-name="T24">Trin 2. </text:span><text:span text:style-name="T10">Udfylde informationer;</text:span><text:span text:style-name="T25"> </text:span><text:span text:style-name="T10">indtaste sin email i tekstfeltet, vælg ugentlig i dropdown-menuen og klikke på gem mail til sidst.</text:span></text:p>
      <text:p text:style-name="P38"><text:soft-page-break/><text:span text:style-name="T38">Spørgsmål:</text:span><text:span text:style-name="T8"> Vil brugeren vide, hvad han/hun skal gøre?</text:span></text:p>
      <text:p text:style-name="P39"><text:span text:style-name="T38">Svar:</text:span><text:span text:style-name="T8"> </text:span><text:span text:style-name="T10">Ja/sandsynlig, brugerne er bekendte med menuer, så de ved, hvordan man udfylder dem. </text:span></text:p>
      <text:p text:style-name="P12"/>
      <text:p text:style-name="P38"><text:span text:style-name="T38">Spørgsmål:</text:span><text:span text:style-name="T8"> Vil brugeren se, hvordan det skal gøres?</text:span></text:p>
      <text:p text:style-name="P39"><text:span text:style-name="T38">Svar:</text:span><text:span text:style-name="T8"> </text:span><text:span text:style-name="T10">Ja/sandsynlig, der står godt nok ikke ”indtast din </text:span><text:span text:style-name="T12">e</text:span><text:span text:style-name="T10">mail her” i tekstfeltet, men da man befinder sig i en undermenu til ”</text:span><text:span text:style-name="T13">E</text:span><text:span text:style-name="T10">mailopsætning” formodes det, at brugerne godt kan regne ud, at det eneste tekstfelt skal bruges til at indtaste sin email. At man skal klikke ”gem email” i stedet for ”slet email” for at afslutte og <text:s/>tilmelde sin mail formodes oplagt pga. teksten. </text:span></text:p>
      <text:p text:style-name="P13"/>
      <text:p text:style-name="P38"><text:span text:style-name="T38">Spørgsmål:</text:span><text:span text:style-name="T8"> Vil brugeren på baggrund af feedback forstå, om handlingen var korrekt eller ej?</text:span></text:p>
      <text:p text:style-name="P45"><text:span text:style-name="T39">Svar:</text:span><text:span text:style-name="T20"> </text:span><text:span text:style-name="T21">Ja, beskeden</text:span><text:bookmark text:name="emailOutput"/><text:span text:style-name="T21"> ”Dine indstillinger er blevet gemt” dukker op til højre for formen</text:span></text:p>
      <text:p text:style-name="P45"><text:span text:style-name="T40">Svar: </text:span><text:span text:style-name="T21">Nej, beskeden</text:span><text:bookmark text:name="emailOutput1"/><text:span text:style-name="T21"> ”Dine indstillinger er blevet gemt” dukker også op til højre for formen, uanset hvad man indtaster i testfeltet. Indstillingerne bliver teknisk set også gemt, men brugeren får ikke den ønskede effekt, hvis man ikke indtaster en valid </text:span><text:span text:style-name="T22">e-mail-adresse.</text:span></text:p>
      <text:p text:style-name="P16"/>
      <text:p text:style-name="P46"><text:span text:style-name="T22">Vi ser således, at det formodentlig er rimelig oplagt for brugerne, hvad de skal gøre for at tilmelde/afmelde sig emails. Forbedringer k</text:span><text:span text:style-name="T23">am</text:span><text:span text:style-name="T22"> dog være, at der i tekstfeltet st</text:span><text:span text:style-name="T23">år</text:span><text:span text:style-name="T22"> ”indtast din email her” og feedbacken k</text:span><text:span text:style-name="T23">an</text:span><text:span text:style-name="T22"> forbedres ved at man respondere</text:span><text:span text:style-name="T23">r</text:span><text:span text:style-name="T22"> med ”ugyldig email”, hvis man indtaster en ugyldig email. </text:span><text:span text:style-name="T26">At der står ”test” til højre i undermenuen, når den popper op, skal bare fjernes.</text:span></text:p>
      <text:p text:style-name="P50"><text:s text:c="3"/><text:span text:style-name="T42">En ting vi også kom til at tænke på er, at selvom det virker rimelig oplagt, hvordan man skal tilmelde sin email, når man får stillet opgaven, så er det ikke sikkert, at man ved præcist hvad funktionen gør. F.eks. er det ikke tydeligt, hvilken form for email, man melder sig til at modtage, og så er det heler ikke tydeligt, om man bør melde sig til eller ej. </text:span></text:p>
      <text:p text:style-name="P50"/>
      <text:p text:style-name="P65">Opsætning af layout</text:p>
      <text:p text:style-name="P48"><text:span text:style-name="T24">Opgave: </text:span><text:span text:style-name="T13">Sætte layouttet på siden</text:span></text:p>
      <text:p text:style-name="P48"><text:span text:style-name="T24">Typisk bruger: </text:span><text:span text:style-name="T8">Unge i alderen 18-28. De benytter typisk internettet jævnligt.</text:span></text:p>
      <text:p text:style-name="P10"/>
      <text:p text:style-name="P40"><text:span text:style-name="T24">Trin 1. </text:span><text:span text:style-name="T8">Klikke på ”</text:span><text:span text:style-name="T13">Værktøjskasse”</text:span><text:span text:style-name="T8"> i menuen.</text:span></text:p>
      <text:p text:style-name="P40"><text:span text:style-name="T38">Spørgsmål:</text:span><text:span text:style-name="T8"> Vil brugern</text:span><text:span text:style-name="T10">e</text:span><text:span text:style-name="T8"> vide, hvad </text:span><text:span text:style-name="T10">de</text:span><text:span text:style-name="T8"> skal gøre?</text:span></text:p>
      <text:p text:style-name="P40"><text:span text:style-name="T38">Svar:</text:span><text:span text:style-name="T8"> </text:span><text:span text:style-name="T11">Ja, brugerne ved, at de </text:span><text:span text:style-name="T14">nok </text:span><text:span text:style-name="T11">skal ind på en underside/</text:span><text:span text:style-name="T15">undermenu</text:span><text:span text:style-name="T11"> for at </text:span><text:span text:style-name="T14">redigere layouttet</text:span></text:p>
      <text:p text:style-name="P14"/>
      <text:p text:style-name="P40"><text:span text:style-name="T38">Spørgsmål:</text:span><text:span text:style-name="T8"> Vil bruger</text:span><text:span text:style-name="T10">ne</text:span><text:span text:style-name="T8"> se, hvordan det skal gøres?</text:span></text:p>
      <text:p text:style-name="P40"><text:span text:style-name="T38">Svar:</text:span><text:span text:style-name="T8"> </text:span><text:span text:style-name="T15">Måske</text:span><text:span text:style-name="T11">, brugerne har set menuer før, </text:span><text:span text:style-name="T15">men der er ingen </text:span><text:span text:style-name="T11">knap, </text:span><text:span text:style-name="T15">der tydeligt</text:span><text:span text:style-name="T11"> markerer </text:span><text:span text:style-name="T15">at have noget med layout at gøre. ”Emailopsætning” og ”Hjælp”, gør det tydeligvis ikke, så det kan være, at brugerne vælger rigtigt, da ”Værktøjskasse” er det eneste menupunkt, der måske kunne omhandle layout.</text:span></text:p>
      <text:p text:style-name="P22"/>
      <text:p text:style-name="P40"><text:span text:style-name="T38">Spørgsmål:</text:span><text:span text:style-name="T8"> Vil bruger</text:span><text:span text:style-name="T10">ne</text:span><text:span text:style-name="T8"> på baggrund af feedback forstå, om handlingen var korrekt eller ej?</text:span></text:p>
      <text:p text:style-name="P48"><text:span text:style-name="T38">Svar: </text:span><text:span text:style-name="T15">Sandsynligvis</text:span><text:span text:style-name="T11">, en undermenu </text:span><text:span text:style-name="T15">med punkterne ”Graf”, ”Tabel” og ”Tekst”</text:span><text:span text:style-name="T11"> dukker op.</text:span><text:span text:style-name="T13"> </text:span><text:span text:style-name="T15">Disse punkter kunne nemt have noget med layouttet at gøre, og derfor antyde, at man udført en korrekt handling, men der står ingen steder direkte, at man nu har mulighed for at sætte layoutte på siden.</text:span></text:p>
      <text:p text:style-name="P50"/>
      <text:p text:style-name="P41"><text:span text:style-name="T24">Trin 2. </text:span><text:span text:style-name="T15">Sætte layouttet: trykke i undermenuen på de elementer </text:span><text:span text:style-name="T16">(T)</text:span><text:span text:style-name="T15">, man ønsker, </text:span><text:span text:style-name="T18">flytte</text:span><text:span text:style-name="T15"> dem rundt på siden vha. musen </text:span><text:span text:style-name="T16">(</text:span><text:span text:style-name="T18">F</text:span><text:span text:style-name="T16">)</text:span><text:span text:style-name="T15">, resize elementerne vha. musen </text:span><text:span text:style-name="T16">(R)</text:span><text:span text:style-name="T15">, slette elementer </text:span><text:span text:style-name="T16">(S)</text:span><text:span text:style-name="T8">.</text:span></text:p>
      <text:p text:style-name="P41"><text:span text:style-name="T8"><text:s text:c="3"/></text:span><text:span text:style-name="T15">Dette trin består af flere forskellige operationer, der kan forekomme, </text:span><text:span text:style-name="T16">men om de alle gør det, og i hvilket antal og hvilken rækkefølge afhænger meget af, hvem der sætter layou</text:span><text:span text:style-name="T17">t</text:span><text:span text:style-name="T16">tet. </text:span><text:span text:style-name="T17">D</text:span><text:span text:style-name="T16">erfor har det været svært at lave en yderligere opdeling i trin, men da de er så forskellige, har vi givet dem forkortelser og besvaret spørgsmålene for dem hver for sig. <text:s/></text:span><text:span text:style-name="T15"><text:s/></text:span></text:p>
      <text:p text:style-name="P15"/>
      <text:p text:style-name="P41"><text:span text:style-name="T38">Spørgsmål:</text:span><text:span text:style-name="T8"> Vil brugern</text:span><text:span text:style-name="T10">e</text:span><text:span text:style-name="T8"> vide, hvad </text:span><text:span text:style-name="T10">de</text:span><text:span text:style-name="T8"> skal gøre?</text:span></text:p>
      <text:p text:style-name="P81"><text:span text:style-name="T17">(T)Svar: </text:span><text:span text:style-name="T27">Ja, brugerne vil nok vide, at de skal trykke på nogle knapper for at få elementer frem.</text:span></text:p>
      <text:p text:style-name="P81"><text:soft-page-break/><text:span text:style-name="T17">(</text:span><text:span text:style-name="T18">F</text:span><text:span text:style-name="T17">)Svar:</text:span><text:span text:style-name="T27"> </text:span><text:span text:style-name="T28">Sandsynligvis, det er ikke ualmindeligt, at man kan flytte rundt på elementer med musen, når man laver layout. Så brugere, der jævnligt benytter internettet kan ved det sandsynligvis godt. <text:s/></text:span></text:p>
      <text:p text:style-name="P83"><text:span text:style-name="T17">(R)Svar: </text:span><text:span text:style-name="T28">Sandsynligvis, det er ikke ualmindeligt, at man kan </text:span><text:span text:style-name="T29">resize </text:span><text:span text:style-name="T28">elementer </text:span><text:span text:style-name="T29">ved at hive i det nederste højre hjørne</text:span><text:span text:style-name="T28">. Så brugere, der jævnligt benytter internettet kan ved det sandsynligvis godt. <text:s/></text:span><text:span text:style-name="T19"><text:s/></text:span></text:p>
      <text:p text:style-name="P81"><text:span text:style-name="T17">(S)Svar: </text:span><text:span text:style-name="T29">Måske, brugerne ved nok godt, at de skal finde en slet knap, men det er ikke sikkert, at de ved, at den ligger inde i en menu.</text:span></text:p>
      <text:p text:style-name="P15"/>
      <text:p text:style-name="P41"><text:span text:style-name="T38">Spørgsmål:</text:span><text:span text:style-name="T8"> Vil bruger</text:span><text:span text:style-name="T10">ne</text:span><text:span text:style-name="T8"> se, hvordan det skal gøres?</text:span></text:p>
      <text:p text:style-name="P81"><text:span text:style-name="T17">(T)Svar:</text:span><text:span text:style-name="T27"> Ja, </text:span><text:span text:style-name="T28">knapperne i undermenuen viser hvilket type element man får; trykker man på ”Graf”, så får man en graf osv. Dog ved man ikke hvad grafen er over og der er ikke forskellige typer af grafer. <text:s text:c="2"/></text:span></text:p>
      <text:p text:style-name="P81"><text:span text:style-name="T17">(D)Svar: </text:span><text:span text:style-name="T28">Nej, der er ingen synlige tegn på, at man kan rykke rundt på elementerne.</text:span></text:p>
      <text:p text:style-name="P81"><text:span text:style-name="T17">(R)Svar: </text:span><text:span text:style-name="T28">Måske, der er et lille symbol i nederste højre hjørne. </text:span><text:span text:style-name="T29">Måske ser brugerne det, måske ikke.</text:span></text:p>
      <text:p text:style-name="P81"><text:span text:style-name="T17">(S)Svar: </text:span><text:span text:style-name="T29">Måske, der er et synligt ”indstillinger”-ikon, trykker man på det kommer et synligt ”close”-ikon. <text:s/>Det er tydeligt at se, at men fjerner elementet ved at trykke på ”close”-ikonet, men det er ikke sikkert, at det er tydeligt at se, at man først skal trykke på ”indstillinger”-ikonet.</text:span></text:p>
      <text:p text:style-name="P66"/>
      <text:p text:style-name="P42"><text:span text:style-name="T38">Spørgsmål:</text:span><text:span text:style-name="T8"> Vil bruger</text:span><text:span text:style-name="T10">ne</text:span><text:span text:style-name="T8"> på baggrund af feedback forstå, om handlingen var korrekt eller ej?</text:span></text:p>
      <text:p text:style-name="P82"><text:span text:style-name="T17">(T)Svar:</text:span><text:span text:style-name="T27"> Ja, </text:span><text:span text:style-name="T28">elementet ses på skærmen.</text:span></text:p>
      <text:p text:style-name="P82"><text:span text:style-name="T17">(D)Svar: </text:span><text:span text:style-name="T28">Ja, man ser at elementet flytter sig på skærmen.</text:span></text:p>
      <text:p text:style-name="P82"><text:span text:style-name="T17">(R)Svar: </text:span><text:span text:style-name="T28">Ja, elementet ændre størrelse.</text:span></text:p>
      <text:p text:style-name="P82"><text:span text:style-name="T17">(S)Svar: </text:span><text:span text:style-name="T28">Ja, elementet forsvinder fra skærmen.</text:span></text:p>
      <text:p text:style-name="P51"/>
      <text:p text:style-name="P52">Vi ser altså, at det for det første kunne være en idé at omdøbe ”Værktøjskasse”- punktet i hovedmenuen, så det blev tydeligere, at der var her, man sætter layouttet på siden. Måske skal ”close”-ikonet kunne ses direkte på elementet, så brugerne ikke skal vide, at de først skal klikke på ”indstillinger”-ikonet. Man bør også overveje, om man skal gøre noget for at vise brugerne, at man kan flytte rundt på og resize elementerne ved at bruge musen.</text:p>
      <text:p text:style-name="P84"><text:span text:style-name="T30"><text:s text:c="3"/></text:span><text:span text:style-name="T31">Ligesom i forbindelse med den forgående cognitive walkthrough tænker vi også her, at det måske kunne være en idé i på en eller anden måde at forklare brugerne, at der er denne layout funktion, og hvad selve meningen med den er.</text:span></text:p>
      <text:p text:style-name="P52"/>
      <text:p text:style-name="P17"/>
      <text:p text:style-name="P44">Userbility testing</text:p>
      <text:p text:style-name="P19"><text:span text:style-name="T43">Vi har lavet userbility testing med 2 personer, Mark og Christian</text:span><text:span text:style-name="T43"><text:note text:id="ftn3" text:note-class="footnote"><text:note-citation>3</text:note-citation><text:note-body><text:p text:style-name="P92">De samme personer, som vi interviewede i forbindelse med brugerundersøgelsen i Sektion 1.2 i obligatorisk opgave 2 i faget Interaktionsdesign</text:p></text:note-body></text:note></text:span><text:span text:style-name="T43">. Først stillede vi dem følgende opgave:</text:span></text:p>
      <text:p text:style-name="P18"/>
      <text:p text:style-name="P67">Du er ny bruger af vores hjemmeside, du skal derfor sætte layoutet på din side og tilmelde din email</text:p>
      <text:p text:style-name="P73"/>
      <text:p text:style-name="P25">og bad dem om at tænke højt, mens de udførte opgaven. Derefter lavede vi nogle semi-strukturerede interviews med dem.</text:p>
      <text:p text:style-name="P25"/>
      <text:p text:style-name="P74">Tes<text:span text:style-name="T47">t med Mark</text:span></text:p>
      <text:p text:style-name="P61">Mark startede med at tilmelde sin email. Dette gjorde han uden nogen som helst problemer, da han så, at man også kunne afmelde den, sagde han med begejstring i stemmen:</text:p>
      <text:p text:style-name="P53"/>
      <text:p text:style-name="P68"><text:span text:style-name="T44">”nej, og man kan også afmelde den” - </text:span><text:span text:style-name="T33">Mark</text:span></text:p>
      <text:p text:style-name="P56"/>
      <text:p text:style-name="P20"><text:span text:style-name="T44">Hvorefter, at han skiftevis trykkede på <text:s/>”Gem email” og ”Slet email” flere gange. Da han skulle </text:span><text:soft-page-break/><text:span text:style-name="T44">sætte layout trykkede han også på det rigtige menupunkt (”Værktøjskasse”), og han vidste hurtigt, hvad de forskellige punkter i undermenuen gjorde. Han havde ingen problemer med at lave nye elementer, flytte rundt på dem og resize dem, det eneste, der måske overraskede ham en lille smule, var det ”close”-ikon, der kom frem, da han klikkede på ”indstillinger”-ikonet på et af elementerne. </text:span><text:span text:style-name="T44">Han stødte dog også ind i buggen, der opstår, når man indsætter 2 elementer uden at flytte det ene først</text:span><text:span text:style-name="T44"><text:note text:id="ftn4" text:note-class="footnote"><text:note-citation>4</text:note-citation><text:note-body><text:p text:style-name="P91">Se sektion 3.7 i obligatorisk opgave 3 i faget Interaktionsdesign</text:p></text:note-body></text:note></text:span><text:span text:style-name="T44">. Her måtte vi lige forklare, at det var en bug, som han lige måtte ignorere.</text:span></text:p>
      <text:p text:style-name="P26"/>
      <text:p text:style-name="P75">Interview <text:span text:style-name="T47">af Mark</text:span></text:p>
      <text:p text:style-name="P55">Vi spurgte bl.a. om <text:s/>hjemmesiden var nem at bruge. Mark svarede:</text:p>
      <text:p text:style-name="P54"/>
      <text:p text:style-name="P69"><text:span text:style-name="T44">”Ja meget nem og intuitiv”-</text:span><text:span text:style-name="T33">Mark</text:span></text:p>
      <text:p text:style-name="P19"/>
      <text:p text:style-name="P34">Han syntes også, at det var tydeligt, hvad han skulle gøre, og hvor han skulle trykke. Han kunne også godt lide muligheden for at sætte sit eget layout og sagde:</text:p>
      <text:p text:style-name="P27"/>
      <text:p text:style-name="P24"><text:span text:style-name="T41">”Ja, det er sjovt nok, at kunne bestemme lidt selv, hvordan det ser ud” </text:span><text:span text:style-name="T45">- Mark</text:span></text:p>
      <text:p text:style-name="P29"/>
      <text:p text:style-name="P28">Han ville også klart selv fortrække at sætte layouttet frem for at bruge et standardlayout, men han syntes idéen om at lave en standard template var fin, og sagde:</text:p>
      <text:p text:style-name="P23"><text:s/></text:p>
      <text:p text:style-name="P71">”Måske for dem der ikke ser så ferm [med teknologi], kunne det være en meget god idé.”<text:span text:style-name="T45">-</text:span><text:span text:style-name="T34">Mark</text:span></text:p>
      <text:p text:style-name="P19"/>
      <text:p text:style-name="P28">Mark savnede ikke nogen viden om, hvad for en email han egentlig meldte sig til, for han gik ud fra, at det var den, han satte op med layouttet.</text:p>
      <text:p text:style-name="P19"/>
      <text:p text:style-name="P30">Til sidst spurgte vi, om det var en løsning, han selv kunne finde på at bruge, hertil svarede Mark:</text:p>
      <text:p text:style-name="P30"/>
      <text:p text:style-name="P72">”Ja, det virker meget sjovt og nemt” <text:span text:style-name="T46">- </text:span><text:span text:style-name="T35">Mark</text:span></text:p>
      <text:p text:style-name="P19"/>
      <text:p text:style-name="P30">Generelt ser vi altså, at Mark havde nemt ved og også syntes, at det var nemt at bruge løsningen, og han virkede meget tilfreds med muligheden for at sætte sit eget layout. Så for ham, var den ekstra utility, som mugligheden for at sætte sit eget layout giver, kun en fordel og ikke noget, der gik synderligt ud over efficiency og learnability. Han brugte ligefrem ordet ”sjovt” to gange, hvilke er meget positivt, da det kan betyde, at løsningen til en vis grad også lever op til userexperience målet om at være motiverende. </text:p>
      <text:p text:style-name="P30"><text:s text:c="3"/>At Mark syntes, at det var nemt at vide, hvad han skulle gøre på siden, kan enten betyde, at det er nemt at bruge og forstå sidens funktioner, eller også bare, at det er ligetil, når man direkte bliver gjort opmærksom på funktionerne ved en konkret opgave.</text:p>
      <text:p text:style-name="P21"/>
      <text:p text:style-name="P77">Test med Christian</text:p>
      <text:p text:style-name="P57">Scenariet her var meget lig Marks test af prototypen. Christian startede dog med at indsætte elementer ved hjælp af værktøjskassen. Han stødte også ind i buggen med flere elementer oven på hinanden. Han fik hurtigt fundet ud af, hvordan han fjernede elementerne igen. <text:span text:style-name="T48">Han fandt selv hurtigt ud af, at han kunne ændre størrelse og flytte rundt på elementerne.</text:span></text:p>
      <text:p text:style-name="P57"/>
      <text:p text:style-name="P57">Derefter trykkede han på ”Emailopsætning” og opsatte sin mail uden problemer. Han blev glædeligt overrasket over de forskellige muligheder omkring interval, og var også glad for, at der var mulighed for at fjerne sine mailindstillinger igen.</text:p>
      <text:p text:style-name="P57"/>
      <text:p text:style-name="P58">Hvis man ser bort fra at der står ”test” i beskedfeltet ved emailindstillinger, var der heller ingen tvivl om, hvorvidt mailen var gemt eller slettet.</text:p>
      <text:p text:style-name="P58"><text:soft-page-break/></text:p>
      <text:p text:style-name="P78">Interview af Christian</text:p>
      <text:p text:style-name="P58">Vi interviewede også Christian, og stilte i grove træk de samme spørgsmål, som ved interviewet af Mark. Da det dog var et semistruktureret interview gik det måske lidt andre vejen undervejs.</text:p>
      <text:p text:style-name="P58"/>
      <text:p text:style-name="P58">Først spurgte vi Christian, om han syntes det var nemt at bruge hjemmesiden. Han svarede at han egentligt syntes det var nemt, og han var ikke i tvivl om, hvordan man brugte de forskellige elementer. Han bemærkede dog, at der måske manglede noget feedback, når man indsatte elementer. Dette, samt at de dukker op lige oven på hinanden, kunne medføre en del forvirring om, hvorvidt elementet var blevet indsat. En løsning på dette kunne være, at elementerne blev sat ind forskudt for hinanden.</text:p>
      <text:p text:style-name="P58"/>
      <text:p text:style-name="P58">Vi spurgte, om Christian syntes, det var tydeligt, hvad man skulle gøre for at bruge produktet. Her mente han ikke, at der var noget at være i tvivl om.</text:p>
      <text:p text:style-name="P58"/>
      <text:p text:style-name="P58">Da Christian blev adspurgt, om han syntes at muligheden for at designe eget layout var god, kommenterede han, at det måske ikke altid var lige anvendeligt.</text:p>
      <text:p text:style-name="P59"/>
      <text:p text:style-name="P76">”[…] Hvor mange forskellige ting er det nødvendigt at have?</text:p>
      <text:p text:style-name="P70"><text:span text:style-name="T44">Det er jo ikke noget, man vil bruge en hel eftermiddag på.”</text:span><text:span text:style-name="T33">-</text:span><text:span text:style-name="T36">Christian</text:span></text:p>
      <text:p text:style-name="P59"/>
      <text:p text:style-name="P58">Her mente Christian, om man ikke bare kunne have en checkliste af elementer man kunne vælge fra eller til på, og så indsatte den dem, da valgmulighederne måske ikke er flere end, at det ville dække behovet.</text:p>
      <text:p text:style-name="P58"/>
      <text:p text:style-name="P58">Christian blev også spurgt, om han savnede info om hvilken mail, han skrev sig op til. Her svarede han mest, at han bare gerne ville vide noget om datasikkerhed osv. F.eks. en garanti for at den ikke blev videregivet eller blev misbrugt på anden måde.</text:p>
      <text:p text:style-name="P58"><text:s text:c="3"/>Derudover mente Christian, at en preview knap måske kunne være rar at have, så man kunne se, hvordan den mail man fik tilsendt så ud, men at det egentligt ikke var så vigtigt.</text:p>
      <text:p text:style-name="P58"/>
      <text:p text:style-name="P62">Ligesom Mark mente Christian at templates kunne være en god idé. For det første til dem der måske ikke lige var så interesserede i at opbygge deres eget design eller bare ville have noget at gå ud fra. Derudover kunne det også vise lidt, hvad man kunne have af information. En slags reklame for hvilke tabeller og des lige der kunne være med.</text:p>
      <text:p text:style-name="P62"/>
      <text:p text:style-name="P62">Til sidst, da Christian blev spurgt om hvorvidt det var en løsning han ville bruge, svarede han ja:</text:p>
      <text:p text:style-name="P62"/>
      <text:p text:style-name="P79">”Hvis det var at NRGI havde sat sådan noget op, og der ikke</text:p>
      <text:p text:style-name="P79">havde været samme bøvl, som med det NRGI har nu,</text:p>
      <text:p text:style-name="P70"><text:span text:style-name="T48">så havde jeg nok brugt det.”</text:span><text:span text:style-name="T33">-</text:span><text:span text:style-name="T36">Christian</text:span></text:p>
      <text:p text:style-name="P60"/>
      <text:p text:style-name="P80"><text:span text:style-name="T36">E</text:span><text:span text:style-name="T32">t par slutkommentarer fra Christian var et par bemærkninger til produktet. For det første mente han, at det ikke var tydeligt nok om layoutet blev gemt af sig selv eller hvordan. Han savnede også en lidt mere tydelig ramme omkring området, hvor man opsætter sin template. Sidst mente han at der manglede lidt info i bunden om ”virksomheden”</text:span></text:p>
      <text:p text:style-name="P62"/>
      <text:p text:style-name="P63">Så her ser vi, ligesom ved Mark, at Christian havde nemt ved at bruge løsningen. Christian syntes, at det at man kunne lave sit eget design var godt nok, men pointerede at det nok næppe af alle der ville være interesserede i det. Så både Mark og Christian mente at templates ville være en god idé. Christian pointerede nogle småting der kunne gøre løsningen mere brugervenlig, i form at en slags notifikation, når siden gemte ens layout, og når man satte nye elementer ind.</text:p>
      <text:p text:style-name="P88"><text:soft-page-break/><text:span text:style-name="T37">4.3 </text:span><text:span text:style-name="T51">Re-design</text:span></text:p>
      <text:p text:style-name="P95"/>
      <text:p text:style-name="P96">Herunder er en kort opsummering af nogle af de ting, som vi ser i vores evalueringer, om som vi vil arbejde videre med i re-designet af vores prototype.</text:p>
      <text:p text:style-name="P96"/>
      <text:p text:style-name="P4"><text:span text:style-name="T54">Flere </text:span><text:span text:style-name="T52">steder, særligt i interviewet med Christian, </text:span><text:span text:style-name="T54">ser vi, </text:span><text:span text:style-name="T52">at det k</text:span><text:span text:style-name="T53">an</text:span><text:span text:style-name="T52"> være </text:span><text:span text:style-name="T54">en god idé </text:span><text:span text:style-name="T52">at øge feedbacken på de forskellige handlinger, man kan fortage sig. F.eks. at man f</text:span><text:span text:style-name="T53">år</text:span><text:span text:style-name="T52"> en besked, når et element indsættes og når layouttet gemmes, samt at man f</text:span><text:span text:style-name="T53">år</text:span><text:span text:style-name="T52"> korrekt feedback ved indtastning af en ugyldig mail. </text:span><text:span text:style-name="T56">I den re-designede prototype, er det dog ikke blevet implementeret, at den tjekker gyldigheden af email-adressen.</text:span></text:p>
      <text:p text:style-name="P99"><text:span text:style-name="T52"><text:s text:c="3"/></text:span><text:span text:style-name="T53">Af</text:span><text:span text:style-name="T52"> de to interviews </text:span><text:span text:style-name="T53">ser</text:span><text:span text:style-name="T52"> vi, at siden </text:span><text:span text:style-name="T53">er</text:span><text:span text:style-name="T52"> nem at benytte, når man ha</text:span><text:span text:style-name="T53">r</text:span><text:span text:style-name="T52"> en given </text:span><text:span text:style-name="T53">opgave. I de to cognitive walkthroughs ser vi dog, at der måske er et problem med visibility; at det ikke er så tydeligt, hvilke funktioner, prototypen har, så for at være sikker på, at siden er nem at bruge, bør man tydeligere sidens funktioner. </text:span><text:span text:style-name="T55">I den re-designe</text:span><text:span text:style-name="T56">de</text:span><text:span text:style-name="T55"> prototype, har vi tilføjet, at når man klikker på hjælp, så står der også, at de emails, man får tilsendt har samme indhold og layout, som det man har sat. Derudover tænker vi, at det endelige produkt også skal have en forside, hvor man logger ind, og det her også ville være naturligt, at fremhæve sidens funktioner.</text:span></text:p>
      <text:p text:style-name="P97"><text:s text:c="2"/>Både Mark og Christian syntes, at det er en god idé at lave nogle skabeloner, <text:span text:style-name="T55">i den re-designet prototype, er disse blot lavet som billeder, så man kan ikke ændre i dem.</text:span></text:p>
      <text:p text:style-name="P97"/>
      <text:p text:style-name="P98">Den re-designe<text:span text:style-name="T56">de</text:span> prototype kan ses på BlackBoard.</text:p>
      <text:p text:style-name="P97"/>
      <text:p text:style-name="P100">Hvis man skal til at evaluere på denne re-designe<text:span text:style-name="T56">de</text:span> prototype, synes vi, at det kunne være relevant bl.a. at tjekke, om disse ændringer så også giver bedre visibility og feedback, samt hvad brugerne synes om de skabeloner, vi har lav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7T21:22:01.20</meta:creation-date>
    <dc:date>2015-03-11T12:08:52.10</dc:date>
    <meta:editing-duration>PT9H33M56S</meta:editing-duration>
    <meta:editing-cycles>41</meta:editing-cycles>
    <meta:generator>LibreOffice/4.0.2.2$Windows_x86 LibreOffice_project/4c82dcdd6efcd48b1d8bba66bfe1989deee49c3</meta:generator>
    <meta:document-statistic meta:table-count="0" meta:image-count="0" meta:object-count="0" meta:page-count="7" meta:paragraph-count="118" meta:word-count="3716" meta:character-count="21818" meta:non-whitespace-character-count="18156"/>
  </office:meta>
</office:document-meta>
</file>